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era" svg:font-family="Meera" style:font-pitch="variable"/>
    <style:font-face style:name="Menlo" svg:font-family="Menlo" style:font-pitch="fixed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86cm" fo:min-width="12.336cm" fo:wrap-option="wrap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1.25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1.75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5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enlo"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style:font-name="Menlo" fo:font-size="12pt" style:font-size-asian="12pt" style:font-size-complex="12pt"/>
    </style:style>
    <style:style style:name="P4" style:family="paragraph">
      <style:paragraph-properties fo:text-align="center"/>
      <style:text-properties style:font-name="Menlo" fo:font-size="7pt" style:font-size-asian="7pt" style:font-size-complex="7pt"/>
    </style:style>
    <style:style style:name="P5" style:family="paragraph">
      <style:paragraph-properties fo:text-align="center"/>
      <style:text-properties style:font-name="Menlo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Menlo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Menlo" fo:font-size="10pt" style:font-size-asian="10pt" style:font-size-complex="10pt"/>
    </style:style>
    <style:style style:name="P9" style:family="paragraph">
      <style:paragraph-properties fo:text-align="center"/>
      <style:text-properties style:font-name="Menlo" fo:font-size="10pt" style:font-size-asian="10pt" style:font-size-complex="10pt"/>
    </style:style>
    <style:style style:name="P10" style:family="paragraph">
      <style:text-properties style:font-name="Menlo" fo:font-size="9pt" style:font-size-asian="9pt" style:font-size-complex="9pt"/>
    </style:style>
    <style:style style:name="P11" style:family="paragraph">
      <loext:graphic-properties draw:fill="none" draw:fill-color="#ffffff"/>
      <style:text-properties style:font-name="Menlo" fo:font-size="9pt" style:font-size-asian="9pt" style:font-size-complex="9pt"/>
    </style:style>
    <style:style style:name="T1" style:family="text">
      <style:text-properties style:font-name="Menlo" fo:font-size="12pt" style:font-size-asian="12pt" style:font-size-complex="12pt"/>
    </style:style>
    <style:style style:name="T2" style:family="text">
      <style:text-properties style:font-name="Menlo" fo:font-size="7pt" style:font-size-asian="7pt" style:font-size-complex="7pt"/>
    </style:style>
    <style:style style:name="T3" style:family="text">
      <style:text-properties style:font-name="Menlo" fo:font-size="10pt" style:font-size-asian="10pt" style:font-size-complex="10pt"/>
    </style:style>
    <style:style style:name="T4" style:family="text">
      <style:text-properties style:font-name="Menlo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5cm" svg:height="4.25cm" svg:x="4.25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75cm" svg:height="0.75cm" svg:x="7cm" svg:y="2cm">
          <draw:text-box>
            <text:p text:style-name="P2"><text:span text:style-name="T1">Blockchain</text:span></text:p>
          </draw:text-box>
        </draw:frame>
        <draw:custom-shape draw:style-name="gr3" draw:text-style-name="P4" xml:id="id2" draw:id="id2" draw:layer="layout" svg:width="1.75cm" svg:height="2.5cm" svg:x="5.5cm" svg:y="3.5cm">
          <text:p text:style-name="P1"><text:span text:style-name="T2">header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.75cm" svg:height="2.5cm" svg:x="8.25cm" svg:y="3.5cm">
          <text:p text:style-name="P5"><text:span text:style-name="T2">header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1.75cm" svg:height="2.5cm" svg:x="11cm" svg:y="3.5cm">
          <text:p text:style-name="P1"><text:span text:style-name="T2">header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.75cm" svg:height="2.5cm" svg:x="13.75cm" svg:y="3.5cm">
          <text:p text:style-name="P1"><text:span text:style-name="T2">header4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8.25cm" svg:y1="4.75cm" svg:x2="7.25cm" svg:y2="4.75cm" draw:start-shape="id1" draw:start-glue-point="3" draw:end-shape="id2" draw:end-glue-point="1" svg:d="M8250 4750h-1000" svg:viewBox="0 0 1001 1">
          <text:p/>
        </draw:connector>
        <draw:connector draw:style-name="gr5" draw:text-style-name="P6" draw:layer="layout" draw:type="line" svg:x1="11cm" svg:y1="4.75cm" svg:x2="10cm" svg:y2="4.75cm" draw:start-shape="id3" draw:start-glue-point="3" draw:end-shape="id1" draw:end-glue-point="1" svg:d="M11000 4750h-1000" svg:viewBox="0 0 1001 1">
          <text:p/>
        </draw:connector>
        <draw:connector draw:style-name="gr6" draw:text-style-name="P6" draw:layer="layout" draw:type="line" svg:x1="13.75cm" svg:y1="4.75cm" svg:x2="12.75cm" svg:y2="4.75cm" draw:start-shape="id4" draw:start-glue-point="3" draw:end-shape="id3" draw:end-glue-point="1" svg:d="M13750 4750h-1000" svg:viewBox="0 0 1001 1">
          <text:p/>
        </draw:connector>
        <draw:line draw:style-name="gr7" draw:text-style-name="P6" draw:layer="layout" svg:x1="5.5cm" svg:y1="4.25cm" svg:x2="7.25cm" svg:y2="4.25cm">
          <text:p/>
        </draw:line>
        <draw:line draw:style-name="gr7" draw:text-style-name="P6" draw:layer="layout" svg:x1="8.25cm" svg:y1="4.25cm" svg:x2="10cm" svg:y2="4.25cm">
          <text:p/>
        </draw:line>
        <draw:line draw:style-name="gr7" draw:text-style-name="P6" draw:layer="layout" svg:x1="11cm" svg:y1="4.25cm" svg:x2="12.75cm" svg:y2="4.25cm">
          <text:p/>
        </draw:line>
        <draw:line draw:style-name="gr7" draw:text-style-name="P6" draw:layer="layout" svg:x1="13.75cm" svg:y1="4.25cm" svg:x2="15.5cm" svg:y2="4.25cm">
          <text:p/>
        </draw:line>
        <draw:custom-shape draw:style-name="gr1" draw:text-style-name="P1" draw:layer="layout" svg:width="13.25cm" svg:height="4.25cm" svg:x="4.25cm" svg:y="9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8.5cm" svg:y1="6.999cm" svg:x2="8.5cm" svg:y2="9.75cm">
          <text:p/>
        </draw:line>
        <draw:line draw:style-name="gr9" draw:text-style-name="P6" draw:layer="layout" svg:x1="13.5cm" svg:y1="9.749cm" svg:x2="13.5cm" svg:y2="7cm">
          <text:p/>
        </draw:line>
        <draw:frame draw:style-name="gr10" draw:text-style-name="P8" draw:layer="layout" svg:width="3.75cm" svg:height="1.073cm" svg:x="4.25cm" svg:y="7.5cm">
          <draw:text-box>
            <text:p text:style-name="P7"><text:span text:style-name="T3">Reading through blocks</text:span></text:p>
          </draw:text-box>
        </draw:frame>
        <draw:frame draw:style-name="gr2" draw:text-style-name="P8" draw:layer="layout" svg:width="3.25cm" svg:height="1.073cm" svg:x="14cm" svg:y="7.427cm">
          <draw:text-box>
            <text:p text:style-name="P7"><text:span text:style-name="T3">Execution of process</text:span></text:p>
          </draw:text-box>
        </draw:frame>
        <draw:custom-shape draw:style-name="gr11" draw:text-style-name="P9" xml:id="id6" draw:id="id6" draw:layer="layout" svg:width="2.5cm" svg:height="2cm" svg:x="9.5cm" svg:y="10.75cm">
          <text:p text:style-name="P1"><text:span text:style-name="T3">Account detail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2cm" svg:height="0.75cm" svg:x="5.25cm" svg:y="11.25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5" draw:id="id5" draw:layer="layout" svg:width="2.25cm" svg:height="1cm" svg:x="14cm" svg:y="11cm">
          <text:p text:style-name="P1"><text:span text:style-name="T3">Validtor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5.125cm" svg:y1="11cm" svg:x2="10.75cm" svg:y2="10.75cm" draw:start-shape="id5" draw:end-shape="id6" draw:end-glue-point="0" svg:d="M15125 11000v-751h-4375v501" svg:viewBox="0 0 4376 752">
          <text:p/>
        </draw:connector>
        <draw:frame draw:style-name="gr15" draw:text-style-name="P11" draw:layer="layout" svg:width="2.75cm" svg:height="0.624cm" svg:x="12.25cm" svg:y="9.75cm">
          <draw:text-box>
            <text:p text:style-name="P10"><text:span text:style-name="T4">Validation</text:span></text:p>
          </draw:text-box>
        </draw:frame>
        <draw:connector draw:style-name="gr16" draw:text-style-name="P6" draw:layer="layout" svg:x1="15.125cm" svg:y1="12cm" svg:x2="10.75cm" svg:y2="12.75cm" draw:start-shape="id5" draw:start-glue-point="2" draw:end-shape="id6" draw:end-glue-point="2" svg:d="M15125 12000v1251h-4375v-501" svg:viewBox="0 0 4376 1252">
          <text:p/>
        </draw:connector>
        <draw:frame draw:style-name="gr15" draw:text-style-name="P8" draw:layer="layout" svg:width="2.75cm" svg:height="0.662cm" svg:x="12.25cm" svg:y="13.338cm">
          <draw:text-box>
            <text:p text:style-name="P7"><text:span text:style-name="T3">Descision</text:span></text:p>
          </draw:text-box>
        </draw:frame>
        <draw:connector draw:style-name="gr17" draw:text-style-name="P6" draw:layer="layout" svg:x1="6.25cm" svg:y1="12cm" svg:x2="9.5cm" svg:y2="11.75cm" draw:start-shape="id7" draw:start-glue-point="2" draw:end-shape="id6" draw:end-glue-point="3" svg:d="M6250 12000v501h2125v-751h1125" svg:viewBox="0 0 3251 752">
          <text:p/>
        </draw:connector>
        <draw:connector draw:style-name="gr18" draw:text-style-name="P6" draw:layer="layout" svg:x1="6.25cm" svg:y1="11.25cm" svg:x2="9.5cm" svg:y2="11.75cm" draw:start-shape="id7" draw:start-glue-point="0" draw:end-shape="id6" draw:end-glue-point="3" svg:d="M6250 11250v-501h2125v1001h1125" svg:viewBox="0 0 3251 1002">
          <text:p/>
        </draw:connector>
        <draw:frame draw:style-name="gr19" draw:text-style-name="P8" draw:layer="layout" svg:width="1.75cm" svg:height="0.662cm" svg:x="6.5cm" svg:y="10cm">
          <draw:text-box>
            <text:p text:style-name="P7"><text:span text:style-name="T3">Claim</text:span></text:p>
          </draw:text-box>
        </draw:frame>
        <draw:frame draw:style-name="gr20" draw:text-style-name="P8" draw:layer="layout" svg:width="2cm" svg:height="0.831cm" svg:x="6.25cm" svg:y="12.669cm">
          <draw:text-box>
            <text:p text:style-name="P7"><text:span text:style-name="T3">Refun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era" svg:font-family="Meera" style:font-pitch="variable"/>
    <style:font-face style:name="Menlo" svg:font-family="Menlo" style:font-pitch="fixed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1:18:17.731847319</meta:creation-date>
    <dc:date>2022-11-04T11:35:57.626143221</dc:date>
    <meta:editing-duration>PT17M40S</meta:editing-duration>
    <meta:editing-cycles>1</meta:editing-cycles>
    <meta:document-statistic meta:object-count="29"/>
    <meta:generator>LibreOffice/7.4.1.2$Linux_X86_64 LibreOffice_project/40$Build-2</meta:generator>
  </office:meta>
</office:document-meta>
</file>